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 svg:font-family="Montserrat"/>
    <style:font-face style:name="Ubuntu" svg:font-family="Ubuntu, Arial, 'libra sans', trebuche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423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2" style:family="paragraph" style:parent-style-name="Text_20_body">
      <style:paragraph-properties fo:margin-left="0cm" fo:margin-right="0.423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officeooo:rsid="00033a38" officeooo:paragraph-rsid="00033a38"/>
    </style:style>
    <style:style style:name="P3" style:family="paragraph" style:parent-style-name="Text_20_body">
      <style:paragraph-properties fo:margin-left="0cm" fo:margin-right="0.423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officeooo:rsid="0003bc68" officeooo:paragraph-rsid="0003bc68"/>
    </style:style>
    <style:style style:name="P4" style:family="paragraph" style:parent-style-name="Text_20_body">
      <style:paragraph-properties fo:margin-left="0cm" fo:margin-right="0.423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officeooo:rsid="00063c9f" officeooo:paragraph-rsid="00063c9f"/>
    </style:style>
    <style:style style:name="P5" style:family="paragraph" style:parent-style-name="Text_20_body">
      <style:paragraph-properties fo:margin-left="0cm" fo:margin-right="0.423cm" fo:margin-top="0cm" fo:margin-bottom="0cm" loext:contextual-spacing="false" fo:line-height="162%" fo:orphans="2" fo:widows="2" fo:text-indent="0cm" style:auto-text-indent="false"/>
      <style:text-properties officeooo:paragraph-rsid="0003bc68"/>
    </style:style>
    <style:style style:name="P6" style:family="paragraph" style:parent-style-name="Text_20_body">
      <style:paragraph-properties fo:margin-left="0cm" fo:margin-right="0.423cm" fo:margin-top="0cm" fo:margin-bottom="0cm" loext:contextual-spacing="false" fo:line-height="162%" fo:orphans="2" fo:widows="2" fo:text-indent="0cm" style:auto-text-indent="false"/>
      <style:text-properties officeooo:paragraph-rsid="00063c9f"/>
    </style:style>
    <style:style style:name="P7" style:family="paragraph" style:parent-style-name="Text_20_body">
      <style:paragraph-properties fo:margin-left="0cm" fo:margin-right="0.423cm" fo:margin-top="0cm" fo:margin-bottom="0cm" loext:contextual-spacing="false" fo:line-height="162%" fo:orphans="2" fo:widows="2" fo:text-indent="0cm" style:auto-text-indent="false"/>
      <style:text-properties officeooo:rsid="00055d5f" officeooo:paragraph-rsid="00055d5f"/>
    </style:style>
    <style:style style:name="P8" style:family="paragraph" style:parent-style-name="Heading_20_2" style:list-style-name="L13"/>
    <style:style style:name="P9" style:family="paragraph" style:parent-style-name="Heading_20_2">
      <style:text-properties fo:font-weight="normal" officeooo:rsid="000de9bc" officeooo:paragraph-rsid="000de9bc" style:font-weight-asian="normal" style:font-weight-complex="normal"/>
    </style:style>
    <style:style style:name="P10" style:family="paragraph" style:parent-style-name="Standard">
      <style:text-properties officeooo:rsid="000c1851" officeooo:paragraph-rsid="000c1851"/>
    </style:style>
    <style:style style:name="P11" style:family="paragraph" style:parent-style-name="Text_20_body" style:list-style-name="L2"/>
    <style:style style:name="P12" style:family="paragraph" style:parent-style-name="Text_20_body">
      <style:text-properties officeooo:rsid="000c1851" officeooo:paragraph-rsid="000c1851"/>
    </style:style>
    <style:style style:name="P13" style:family="paragraph" style:parent-style-name="Text_20_body">
      <style:text-properties fo:font-weight="normal" officeooo:rsid="000de9bc" officeooo:paragraph-rsid="000de9bc" style:font-weight-asian="normal" style:font-weight-complex="normal"/>
    </style:style>
    <style:style style:name="P14" style:family="paragraph" style:parent-style-name="Text_20_body">
      <style:text-properties fo:font-weight="normal" officeooo:rsid="000f897e" officeooo:paragraph-rsid="000f897e" style:font-weight-asian="normal" style:font-weight-complex="normal"/>
    </style:style>
    <style:style style:name="P15" style:family="paragraph" style:parent-style-name="Text_20_body">
      <style:text-properties fo:font-weight="normal" officeooo:rsid="001039d4" officeooo:paragraph-rsid="001039d4" style:font-weight-asian="normal" style:font-weight-complex="normal"/>
    </style:style>
    <style:style style:name="P16" style:family="paragraph" style:parent-style-name="Text_20_body">
      <style:text-properties officeooo:paragraph-rsid="000f897e"/>
    </style:style>
    <style:style style:name="P17" style:family="paragraph" style:parent-style-name="Text_20_body">
      <style:text-properties officeooo:rsid="000f897e" officeooo:paragraph-rsid="000f897e"/>
    </style:style>
    <style:style style:name="P18" style:family="paragraph" style:parent-style-name="Text_20_body" style:list-style-name="L1">
      <style:paragraph-properties fo:margin-left="0cm" fo:margin-right="0.423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italic" fo:font-weight="normal" style:font-style-asian="italic" style:font-style-complex="italic"/>
    </style:style>
    <style:style style:name="P19" style:family="paragraph" style:parent-style-name="Text_20_body">
      <style:paragraph-properties fo:margin-left="0cm" fo:margin-right="0.423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officeooo:rsid="0003bc68" officeooo:paragraph-rsid="00055d5f"/>
    </style:style>
    <style:style style:name="P20" style:family="paragraph" style:parent-style-name="Text_20_body">
      <style:paragraph-properties fo:margin-left="0cm" fo:margin-right="0.423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officeooo:rsid="00055d5f" officeooo:paragraph-rsid="00055d5f"/>
    </style:style>
    <style:style style:name="P21" style:family="paragraph" style:parent-style-name="Text_20_body">
      <style:paragraph-properties fo:margin-left="0cm" fo:margin-right="0.423cm" fo:margin-top="0cm" fo:margin-bottom="0cm" loext:contextual-spacing="false" fo:line-height="162%" fo:orphans="2" fo:widows="2" fo:text-indent="0cm" style:auto-text-indent="false"/>
      <style:text-properties officeooo:rsid="00055d5f" officeooo:paragraph-rsid="00055d5f"/>
    </style:style>
    <style:style style:name="P22" style:family="paragraph" style:parent-style-name="Text_20_body">
      <style:paragraph-properties fo:margin-left="0cm" fo:margin-right="0.423cm" fo:margin-top="0cm" fo:margin-bottom="0cm" loext:contextual-spacing="false" fo:line-height="162%" fo:orphans="2" fo:widows="2" fo:text-indent="0cm" style:auto-text-indent="false"/>
      <style:text-properties officeooo:rsid="0012de76" officeooo:paragraph-rsid="0012de76"/>
    </style:style>
    <style:style style:name="P23" style:family="paragraph" style:parent-style-name="Text_20_body" style:list-style-name="L1">
      <style:paragraph-properties fo:margin-left="0cm" fo:margin-right="0.423cm"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T1" style:family="text">
      <style:text-properties officeooo:rsid="0003bc68"/>
    </style:style>
    <style:style style:name="T2" style:family="text">
      <style:text-properties fo:font-variant="normal" fo:text-transform="none" fo:color="#000000" style:font-name="Montserrat" fo:font-size="12pt" fo:letter-spacing="normal" fo:font-style="normal" fo:font-weight="normal"/>
    </style:style>
    <style:style style:name="T3" style:family="text">
      <style:text-properties fo:font-variant="normal" fo:text-transform="none" fo:color="#000000" style:font-name="Montserrat" fo:font-size="12pt" fo:letter-spacing="normal" fo:font-style="normal" fo:font-weight="normal" officeooo:rsid="0003bc68"/>
    </style:style>
    <style:style style:name="T4" style:family="text">
      <style:text-properties fo:font-variant="normal" fo:text-transform="none" fo:color="#000000" style:font-name="Montserrat" fo:font-size="12pt" fo:letter-spacing="normal" fo:font-style="normal" fo:font-weight="normal" officeooo:rsid="0004f912"/>
    </style:style>
    <style:style style:name="T5" style:family="text">
      <style:text-properties fo:font-variant="normal" fo:text-transform="none" fo:color="#000000" style:font-name="Montserrat" fo:font-size="12pt" fo:letter-spacing="normal" fo:font-style="normal" fo:font-weight="normal" officeooo:rsid="000594ee"/>
    </style:style>
    <style:style style:name="T6" style:family="text">
      <style:text-properties fo:font-variant="normal" fo:text-transform="none" fo:color="#000000" style:font-name="Montserrat" fo:font-size="12pt" fo:letter-spacing="normal" fo:font-style="normal" fo:font-weight="normal" officeooo:rsid="00063c9f"/>
    </style:style>
    <style:style style:name="T7" style:family="text">
      <style:text-properties fo:font-variant="normal" fo:text-transform="none" fo:color="#000000" style:font-name="Montserrat" fo:font-size="12pt" fo:letter-spacing="normal" fo:font-style="normal" fo:font-weight="normal" officeooo:rsid="00094a28"/>
    </style:style>
    <style:style style:name="T8" style:family="text">
      <style:text-properties fo:font-variant="normal" fo:text-transform="none" fo:color="#000000" style:font-name="Ubuntu" fo:font-size="10.5pt" fo:letter-spacing="normal" fo:font-style="normal" fo:font-weight="normal"/>
    </style:style>
    <style:style style:name="T9" style:family="text">
      <style:text-properties officeooo:rsid="0004f912"/>
    </style:style>
    <style:style style:name="T10" style:family="text">
      <style:text-properties officeooo:rsid="00094a28"/>
    </style:style>
    <style:style style:name="T11" style:family="text">
      <style:text-properties officeooo:rsid="000c1851"/>
    </style:style>
    <style:style style:name="T12" style:family="text">
      <style:text-properties fo:font-weight="normal" style:font-weight-asian="normal" style:font-weight-complex="normal"/>
    </style:style>
    <style:style style:name="T13" style:family="text">
      <style:text-properties fo:font-weight="normal" officeooo:rsid="000f897e" style:font-weight-asian="normal" style:font-weight-complex="normal"/>
    </style:style>
    <style:style style:name="T14" style:family="text">
      <style:text-properties officeooo:rsid="001039d4"/>
    </style:style>
    <text:list-style style:name="L1">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92004368" text:style-name="L1">
        <text:list-item>
          <text:p text:style-name="P18">Dans un premier temps, votre évaluateur jouera le rôle d’un client qui vous aurait contacté et aimerait en apprendre un peu plus sur vous. Après une courte présentation de votre CV, vous lui expliquerez en quoi vos compétences en HTML et CSS peuvent être utilisées pour créer son entreprise. (15 minutes)</text:p>
        </text:list-item>
      </text:list>
      <text:p text:style-name="P1"/>
      <text:p text:style-name="P2">Bonjour, </text:p>
      <text:p text:style-name="P3">Je vous remercie pour l’intérêt que vous portez à mon travail. <text:span text:style-name="T9">Je vous propose de parcourir mon cv et ensuite de rentrer dans les détails de sa construction, cela pourra vous donner un apperçu de ce qui peut être fait pour le vôtre. </text:span></text:p>
      <text:p text:style-name="P2">Je vous présente mon CV. <text:span text:style-name="T1">Celui-ci a été écrit en HTML5 et CSS3, les dernières versions de ces 2 langages. </text:span></text:p>
      <text:p text:style-name="P2"><text:span text:style-name="T1">Comme vous le voyez, n</text:span>ous avons donc mon parcours de formation qui reprend brièvement les derniers enseignements suivis, je n’ai en effet pas tout indiqué (par exemple mes diplômes universitaires qui n’ont pas d’intérêt sur ma nouvelle orientation). J’ai simplement laissé le M2 qui montre mon niveau. </text:p>
      <text:p text:style-name="P2">Ensuite mes 3 derniers emplois <text:span text:style-name="T1">dont les 2 derniers liés à l’informatique. </text:span></text:p>
      <text:p text:style-name="P5"><text:span text:style-name="T3">Sur le côté, vous avez ce que j’ai qualifé d’« aside » qui reprend ma photo ainsi que les contacts, quelques info sur moi et mes loisirs. Ces derniers sont stylisés à l’aide de pictogrammes, plus lisible. Il faut savoir que ce ne sont pas des images téléchargées : ils sont en réalité des liens web </text:span><text:span text:style-name="T4">(fontawesome)</text:span><text:span text:style-name="T3">, ce qui améliore le temps de chargement de la page. Et c’est la même chose pour les 2 polices utilisées </text:span><text:span text:style-name="T4">(google font)</text:span><text:span text:style-name="T3"> !</text:span></text:p>
      <text:p text:style-name="P19"/>
      <text:p text:style-name="P7"><text:span text:style-name="T3">S</text:span><text:span text:style-name="T2">ur la construction :</text:span></text:p>
      <text:p text:style-name="P22"><text:span text:style-name="T2">Nouveaté HTML5 : doctype plus court, des nouvelles balises (section, aside, header et footer par ex)</text:span></text:p>
      <text:p text:style-name="P22"><text:span text:style-name="T2">CSS3 : media queries, border radius etc.</text:span></text:p>
      <text:p text:style-name="P20">2 blocs : aside et main. Main on a les info pples, aside les info complémentaires.</text:p>
      <text:p text:style-name="P20">Code organisé en flex box</text:p>
      <text:p text:style-name="P7"><text:span text:style-name="T2">Main : liste, </text:span><text:span text:style-name="T5">avant tableau</text:span></text:p>
      <text:p text:style-name="P7"><text:soft-page-break/><text:span text:style-name="T2">Aside : photo, infos, contacts avec hyperliens masqué pour raison esthétique. </text:span><text:span text:style-name="T5">Mais on aurait pu mettre une pseudo classe:hoover pour que ca bouge quand on passe la souris dessus !</text:span></text:p>
      <text:p text:style-name="P20">Pb, sur petits écrans : comment faire ? On veut pas que tout soit écrasé donc...FLEXBOX ! Des blocs qui vont bouger en fonction de la taille de l’écran ! PB : photo...et organisation du code… aside est en premier donc...</text:p>
      <text:p text:style-name="P6"><text:span text:style-name="T6">Queries : rappel des tailles écran </text:span><text:span text:style-name="T7">(</text:span><text:span text:style-name="T8">1025px : Grandes tablettes en orientation paysage, laptops et desktops courants.</text:span> <text:span text:style-name="T10">)</text:span></text:p>
      <text:p text:style-name="P4">Et tout au long, j’ai utilisé git / GH</text:p>
      <text:list xml:id="list73755443564682" text:continue-numbering="true" text:style-name="L1">
        <text:list-item>
          <text:p text:style-name="P23">Ensuite, votre client, très intéressé par la façon dont vous avez utilisé Git et GitHub pour héberger votre projet, vous posera des questions sur ce sujet. (10 minutes)</text:p>
        </text:list-item>
      </text:list>
      <text:p text:style-name="P10">Github : service en ligne qui permet de d’héberger du code / projet. Outil qui permet de : </text:p>
      <text:p text:style-name="P12"><text:bookmark text:name="r-3669579"/><text:bookmark text:name="r-3669573"/><text:bookmark text:name="r-3669574"/>- Communiquer avec d'autres développeurs et signaler des problèmes de code en déclarant des "issues" ;</text:p>
      <text:list xml:id="list1452497978" text:style-name="L2">
        <text:list-item>
          <text:p text:style-name="P11"><text:bookmark text:name="r-3669576"/><text:bookmark text:name="r-3669575"/>Partager des morceaux de code en ligne ;</text:p>
        </text:list-item>
        <text:list-item>
          <text:p text:style-name="P11"><text:bookmark text:name="r-3669578"/><text:bookmark text:name="r-3669577"/>Proposer des modifications de code (à d'autres repos en faisant des "pull requests" ;<text:span text:style-name="T11">)</text:span></text:p>
        </text:list-item>
        <text:list-item>
          <text:p text:style-name="P11"><text:bookmark text:name="r-3669588"/><text:bookmark text:name="r-3669587"/>Et même récupérer du code depuis un autre repository.</text:p>
        </text:list-item>
      </text:list>
      <text:list xml:id="list1742309255" text:style-name="L13">
        <text:list-item>
          <text:list>
            <text:list-item>
              <text:h text:style-name="P8" text:outline-level="2">A quoi sert GitHub ?</text:h>
            </text:list-item>
          </text:list>
        </text:list-item>
      </text:list>
      <text:p text:style-name="Text_20_body">GitHub permet aux développeurs de stocker et de partager, publiquement ou non, le code qu’ils créent. La plate-forme accueille ainsi, dit-elle, plus de 80 millions de projets, qu’il s’agisse de logiciels, de sites Web, d’applications pour mobile ou tous autres types de programme informatique — et ce quel que soit le langage de programmation utilisé</text:p>
      <text:p text:style-name="Text_20_body">Le site est aussi un espace collaboratif. Chaque utilisateur peut contribuer aux projets mis en ligne publiquement sur GitHub, en proposant des modifications. Le succès de GitHub repose notamment sur la façon dont le site a facilité ce processus. Pour que les utilisateurs ne se dérangent pas mutuellement en modifiant un programme en même temps, ils téléchargent chacun de son côté le code sur son ordinateur, effectuent les modifications, qui sont ensuite publiées sur GitHub après validation. Le site se base pour cela sur Git, un outil développé en 2005 par Linus Torvalds, le célèbre créateur de Linux — GitHub aura eu pour talent de rendre ce système plus simple d’utilisation et compréhensible par le plus grand nombre.</text:p>
      <text:p text:style-name="Text_20_body">Chaque modification du code est ainsi stockée sur GitHub, et il est possible de suivre pas à pas chaque étape de développement d’un programme. Des espaces de discussion permettent à tous les développeurs d’échanger sur chaque programme et contribution.</text:p>
      <text:h text:style-name="P9" text:outline-level="2"><text:soft-page-break/>Git init <text:span text:style-name="T14">(fichier caché apparaît)</text:span></text:h>
      <text:p text:style-name="P15">Mkdir : crée un dossier</text:p>
      <text:p text:style-name="P15">touch nom.txt : crée un fichier</text:p>
      <text:h text:style-name="P9" text:outline-level="2">Git pull : </text:h>
      <text:p text:style-name="P13">1/ on va pointer le dépôt distant (lier) : </text:p>
      <text:p text:style-name="P13">git remote add OC URL</text:p>
      <text:p text:style-name="P13">2/ On clone (on va copier le dossier distant en local) :</text:p>
      <text:p text:style-name="P13">git clone URL</text:p>
      <text:p text:style-name="P13">—</text:p>
      <text:p text:style-name="P14">Ensuite si on veut commencer à bidouiller, on va pas pourrir la branche master, on va changer de branche :</text:p>
      <text:p text:style-name="P14">git checkout nombranche</text:p>
      <text:p text:style-name="P14">si y’a pas de 2eme branche, on la crée : git branch nombranche</text:p>
      <text:p text:style-name="P14">si on veut vérifier où on est : </text:p>
      <text:p text:style-name="P16"><text:span text:style-name="T13">git branch</text:span></text:p>
      <text:p text:style-name="P17"><text:span text:style-name="T12">Pour enregistrer : </text:span></text:p>
      <text:p text:style-name="P17"><text:span text:style-name="T12">je fais git status</text:span></text:p>
      <text:p text:style-name="P17"><text:span text:style-name="T12">puis </text:span></text:p>
      <text:p text:style-name="P17"><text:span text:style-name="T12">git add nom ficher ou -A si on veut tout mettre</text:span></text:p>
      <text:p text:style-name="P17"><text:span text:style-name="T12">git commit -m « text »</text:span></text:p>
      <text:p text:style-name="P17"><text:span text:style-name="T12">et en fin de journée</text:span></text:p>
      <text:p text:style-name="P17"><text:span text:style-name="T12">git push origin branchetravail</text:span></text:p>
      <text:p text:style-name="P17"><text:span text:style-name="T12">tout à la fin : git merge nom <text:s/>(on se place sur la branche finale)</text:span></text:p>
      <text:p text:style-name="P17"><text:span text:style-name="T12"/></text:p>
      <text:p text:style-name="P16"><text:span text:style-name="T13"/></text:p>
      <text:p text:style-name="P13"/>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 svg:font-family="Montserrat"/>
    <style:font-face style:name="Ubuntu" svg:font-family="Ubuntu, Arial, 'libra sans', trebuche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3T10:56:31.115000000</meta:creation-date>
    <dc:date>2020-08-18T07:37:53.711000000</dc:date>
    <meta:editing-duration>PT19H22M37S</meta:editing-duration>
    <meta:editing-cycles>6</meta:editing-cycles>
    <meta:generator>LibreOffice/6.4.4.2$Windows_X86_64 LibreOffice_project/3d775be2011f3886db32dfd395a6a6d1ca2630ff</meta:generator>
    <meta:document-statistic meta:table-count="0" meta:image-count="0" meta:object-count="0" meta:page-count="3" meta:paragraph-count="49" meta:word-count="862" meta:character-count="4898" meta:non-whitespace-character-count="4076"/>
  </office:meta>
</office:document-meta>
</file>